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78f" officeooo:paragraph-rsid="001f878f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f878f" officeooo:paragraph-rsid="001f878f" style:font-size-asian="14pt" style:font-size-complex="14pt"/>
    </style:style>
    <style:style style:name="P3" style:family="paragraph" style:parent-style-name="Standard">
      <style:text-properties officeooo:paragraph-rsid="001f878f"/>
    </style:style>
    <style:style style:name="P4" style:family="paragraph" style:parent-style-name="Standard">
      <style:text-properties officeooo:rsid="0038d81a" officeooo:paragraph-rsid="0038d81a"/>
    </style:style>
    <style:style style:name="P5" style:family="paragraph" style:parent-style-name="Standard">
      <style:text-properties officeooo:rsid="001f878f" officeooo:paragraph-rsid="001f878f"/>
    </style:style>
    <style:style style:name="T1" style:family="text">
      <style:text-properties officeooo:rsid="0021015a"/>
    </style:style>
    <style:style style:name="T2" style:family="text">
      <style:text-properties officeooo:rsid="00217bef"/>
    </style:style>
    <style:style style:name="T3" style:family="text">
      <style:text-properties officeooo:rsid="002186c9"/>
    </style:style>
    <style:style style:name="T4" style:family="text">
      <style:text-properties officeooo:rsid="00244f66"/>
    </style:style>
    <style:style style:name="T5" style:family="text">
      <style:text-properties officeooo:rsid="0025c3d4"/>
    </style:style>
    <style:style style:name="T6" style:family="text">
      <style:text-properties officeooo:rsid="0026f71e"/>
    </style:style>
    <style:style style:name="T7" style:family="text">
      <style:text-properties officeooo:rsid="0028048c"/>
    </style:style>
    <style:style style:name="T8" style:family="text">
      <style:text-properties officeooo:rsid="0029c53d"/>
    </style:style>
    <style:style style:name="T9" style:family="text">
      <style:text-properties officeooo:rsid="001f878f"/>
    </style:style>
    <style:style style:name="T10" style:family="text">
      <style:text-properties officeooo:rsid="002f7a4b"/>
    </style:style>
    <style:style style:name="T11" style:family="text">
      <style:text-properties officeooo:rsid="0030ce07"/>
    </style:style>
    <style:style style:name="T12" style:family="text">
      <style:text-properties officeooo:rsid="0032aa7b"/>
    </style:style>
    <style:style style:name="T13" style:family="text">
      <style:text-properties officeooo:rsid="00341492"/>
    </style:style>
    <style:style style:name="T14" style:family="text">
      <style:text-properties officeooo:rsid="003797bc"/>
    </style:style>
    <style:style style:name="T15" style:family="text">
      <style:text-properties officeooo:rsid="003810d7"/>
    </style:style>
    <style:style style:name="T16" style:family="text">
      <style:text-properties officeooo:rsid="0038d81a"/>
    </style:style>
    <style:style style:name="T17" style:family="text">
      <style:text-properties officeooo:rsid="003aac50"/>
    </style:style>
    <style:style style:name="T18" style:family="text">
      <style:text-properties officeooo:rsid="003b8ace"/>
    </style:style>
    <style:style style:name="T19" style:family="text">
      <style:text-properties officeooo:rsid="003c3d4d"/>
    </style:style>
    <style:style style:name="T20" style:family="text">
      <style:text-properties officeooo:rsid="003de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 :</text:p>
      <text:p text:style-name="P1"/>
      <text:p text:style-name="P1">Actions : <text:span text:style-name="T1">Contient les fichiers de toutes les actions réalisables concernant les outils de gimp et les commandes.</text:span></text:p>
      <text:p text:style-name="P1"/>
      <text:p text:style-name="P1">Base : <text:span text:style-name="T1">Contient les fichiers qui gèrent les options de coloration (pixels, outils, commandes …).</text:span></text:p>
      <text:p text:style-name="P1"/>
      <text:p text:style-name="P1">Composite : <text:span text:style-name="T2">Contient les fichiers qui, entre autre, s’occupent de gérer la taille des icônes de l’application.</text:span></text:p>
      <text:p text:style-name="P1"/>
      <text:p text:style-name="P1">Config : <text:span text:style-name="T3">Contient les fichiers qui affichent les options et permet leur contrôle.</text:span></text:p>
      <text:p text:style-name="P1"/>
      <text:p text:style-name="P1">Core : <text:span text:style-name="T4">Contient les fichiers qui s’occupent des options et réglages des pinceaux, de la sauvegarde et de l’affichage.</text:span></text:p>
      <text:p text:style-name="P1"/>
      <text:p text:style-name="P1">Dialogs : <text:span text:style-name="T5">Contient les fichiers gérant les boîtes de dialogue (qui elles mêmes s’occupent des options d’un outil ou est dédié à une tâche particulière).</text:span></text:p>
      <text:p text:style-name="P1"/>
      <text:p text:style-name="P1">Display : <text:span text:style-name="T6">Contient les fichiers qui gèrent l’affichage de la toile et des calques.</text:span></text:p>
      <text:p text:style-name="P1"/>
      <text:p text:style-name="P1">File : <text:span text:style-name="T7">Contient les fichiers qui contrôlent l’ouverture, la fermeture et la sauvegarde du fichier gimp.</text:span></text:p>
      <text:p text:style-name="P1"/>
      <text:p text:style-name="P1">Gegl : <text:span text:style-name="T8">Contient les fichiers qui gèrent les couleurs (saturation, outils …).</text:span></text:p>
      <text:p text:style-name="P1"/>
      <text:p text:style-name="P3"><text:span text:style-name="T9">Gui : Contient les fichiers qui contrôlent les thèmes de gimp et le GTK (The Gimp TollKit) </text:span>c'est-à-dire <text:span text:style-name="T10">l’</text:span>ensemble de <text:span text:style-name="T10">fonctions </text:span>permettant de réaliser des interfaces graphiques.</text:p>
      <text:p text:style-name="P1"/>
      <text:p text:style-name="P1">Menus : <text:span text:style-name="T11">Contient les fichiers qui gèrent les menus (plug-ins, options, images …).</text:span></text:p>
      <text:p text:style-name="P1"/>
      <text:p text:style-name="P1">Paint : <text:span text:style-name="T12">Contient les fichiers qui s’occupent de la modification des pinceaux (taille, couleur, opacité, gomme ...).</text:span></text:p>
      <text:p text:style-name="P1"/>
      <text:p text:style-name="P1">Paint-funcs : <text:span text:style-name="T13">Contient les fichiers qui gèrent les fonctions plus en détails des pinceaux.</text:span></text:p>
      <text:p text:style-name="P1"/>
      <text:p text:style-name="P1">Pdb : Contient les fichiers qui permettent le débogage via netcat ou telnet.</text:p>
      <text:p text:style-name="P1"/>
      <text:p text:style-name="P1">Plug-in : <text:span text:style-name="T14">Contient les fichiers qui gèrent le domaine de travail (outils, canvas/toile …).</text:span></text:p>
      <text:p text:style-name="P1"/>
      <text:p text:style-name="P1">Tests : <text:span text:style-name="T15">Contient les dossiers et fichiers qui s’occupent des test (tout ce qui concerne les outils, la session, la fenêtre …).</text:span></text:p>
      <text:p text:style-name="P4"/>
      <text:p text:style-name="P1">Text : <text:span text:style-name="T16">Contient les fichiers qui gèrent les couches, calques et la police.</text:span> </text:p>
      <text:p text:style-name="P1"/>
      <text:p text:style-name="P1">Tools : <text:span text:style-name="T17">Contient les fichiers qui contrôlent la gestion des outils tels que les pinceaux, la sélection ...</text:span></text:p>
      <text:p text:style-name="P1"/>
      <text:p text:style-name="P1">Vectors : <text:span text:style-name="T18">Contient les fichiers qui permettent de changer le format d’une image en vecteur.</text:span></text:p>
      <text:p text:style-name="P1"/>
      <text:p text:style-name="P1">Widgets : <text:span text:style-name="T20">Contient les fichiers en charge des outils de création et gestion de fenêtres, (à compléter).</text:span></text:p>
      <text:p text:style-name="P1"/>
      <text:p text:style-name="P1">Xcf : <text:span text:style-name="T19">Contient les fichiers qui gèrent (créent, enregistrent, chargent, lisent …) les fichiers .xcf de gimp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7:28.513928577</meta:creation-date>
    <meta:generator>LibreOffice/5.1.6.2$Linux_X86_64 LibreOffice_project/10m0$Build-2</meta:generator>
    <dc:date>2017-10-17T11:48:45.034589078</dc:date>
    <meta:editing-duration>PT1H43M2S</meta:editing-duration>
    <meta:editing-cycles>35</meta:editing-cycles>
    <meta:document-statistic meta:table-count="0" meta:image-count="0" meta:object-count="0" meta:page-count="1" meta:paragraph-count="22" meta:word-count="351" meta:character-count="2173" meta:non-whitespace-character-count="1843"/>
  </office:meta>
</office:document-meta>
</file>